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ospace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Noto Sans CJK JP Black" fo:font-size="96pt" fo:font-weight="bold" officeooo:rsid="003776a9" officeooo:paragraph-rsid="003776a9" style:font-size-asian="96pt" style:font-weight-asian="bold" style:font-size-complex="96pt" style:font-weight-complex="bold"/>
    </style:style>
    <style:style style:name="P2" style:family="paragraph" style:parent-style-name="Title">
      <style:paragraph-properties fo:text-align="start" style:justify-single-word="false" fo:break-before="page"/>
      <style:text-properties style:font-name="Noto Sans CJK JP Black" fo:font-size="96pt" fo:font-weight="bold" style:font-size-asian="96pt" style:font-weight-asian="bold" style:font-size-complex="96pt" style:font-weight-complex="bold"/>
    </style:style>
    <style:style style:name="P3" style:family="paragraph" style:parent-style-name="Title">
      <style:paragraph-properties fo:text-align="start" style:justify-single-word="false" fo:break-before="page"/>
      <style:text-properties style:font-name="Noto Sans CJK JP Black" fo:font-size="96pt" fo:font-weight="bold" officeooo:paragraph-rsid="00205ae2" style:font-size-asian="96pt" style:font-weight-asian="bold" style:font-size-complex="96pt" style:font-weight-complex="bold"/>
    </style:style>
    <style:style style:name="P4" style:family="paragraph" style:parent-style-name="Title">
      <style:paragraph-properties fo:text-align="start" style:justify-single-word="false" fo:break-before="page"/>
      <style:text-properties style:font-name="Noto Sans CJK JP Black" fo:font-size="96pt" fo:font-weight="bold" officeooo:paragraph-rsid="00365979" style:font-size-asian="96pt" style:font-weight-asian="bold" style:font-size-complex="96pt" style:font-weight-complex="bold"/>
    </style:style>
    <style:style style:name="P5" style:family="paragraph" style:parent-style-name="Title">
      <style:paragraph-properties fo:text-align="start" style:justify-single-word="false"/>
      <style:text-properties style:font-name="Noto Sans CJK JP Black" fo:font-size="96pt" fo:font-weight="bold" style:font-size-asian="96pt" style:font-weight-asian="bold" style:font-size-complex="96pt" style:font-weight-complex="bold"/>
    </style:style>
    <style:style style:name="P6" style:family="paragraph" style:parent-style-name="Title">
      <style:paragraph-properties fo:text-align="start" style:justify-single-word="false"/>
      <style:text-properties style:font-name="Noto Sans CJK JP Black" fo:font-size="96pt" fo:font-weight="bold" officeooo:paragraph-rsid="001dba7d" style:font-size-asian="96pt" style:font-weight-asian="bold" style:font-size-complex="96pt" style:font-weight-complex="bold"/>
    </style:style>
    <style:style style:name="P7" style:family="paragraph" style:parent-style-name="Title">
      <style:paragraph-properties fo:text-align="start" style:justify-single-word="false"/>
      <style:text-properties style:font-name="Noto Sans CJK JP Black" fo:font-size="96pt" fo:font-weight="bold" officeooo:paragraph-rsid="00360554" style:font-size-asian="96pt" style:font-weight-asian="bold" style:font-size-complex="96pt" style:font-weight-complex="bold"/>
    </style:style>
    <style:style style:name="T1" style:family="text">
      <style:text-properties officeooo:rsid="0024c73c"/>
    </style:style>
    <style:style style:name="T2" style:family="text">
      <style:text-properties officeooo:rsid="002e65c6"/>
    </style:style>
    <style:style style:name="T3" style:family="text">
      <style:text-properties officeooo:rsid="00309667"/>
    </style:style>
    <style:style style:name="T4" style:family="text">
      <style:text-properties officeooo:rsid="0031fd7c"/>
    </style:style>
    <style:style style:name="T5" style:family="text">
      <style:text-properties officeooo:rsid="003343f5"/>
    </style:style>
    <style:style style:name="T6" style:family="text">
      <style:text-properties officeooo:rsid="0034a078"/>
    </style:style>
    <style:style style:name="T7" style:family="text">
      <style:text-properties officeooo:rsid="00360554"/>
    </style:style>
    <style:style style:name="T8" style:family="text">
      <style:text-properties officeooo:rsid="00365979"/>
    </style:style>
    <style:style style:name="T9" style:family="text">
      <style:text-properties officeooo:rsid="003776a9"/>
    </style:style>
    <style:style style:name="T10" style:family="text">
      <style:text-properties officeooo:rsid="003c2b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ventory Item Created</text:p>
      <text:p text:style-name="P3">Inventory Item Stocked</text:p>
      <text:p text:style-name="P5"><text:soft-page-break/>Product Added To Catalog</text:p>
      <text:p text:style-name="P2">Shopping Cart Created</text:p>
      <text:p text:style-name="P2"><text:span text:style-name="T9">Shopping </text:span>Cart Item Added</text:p>
      <text:p text:style-name="P5"><text:soft-page-break/>User Registered</text:p>
      <text:p text:style-name="P4">User </text:p>
      <text:p text:style-name="P1">Logged In</text:p>
      <text:p text:style-name="P7"><text:soft-page-break/><text:span text:style-name="T10">Shopping </text:span>Cart Checked Out</text:p>
      <text:p text:style-name="P2">Order Created</text:p>
      <text:p text:style-name="P2">Order Item Added</text:p>
      <text:p text:style-name="P2">Payment Info Provided</text:p>
      <text:p text:style-name="P2">Payment Processed</text:p>
      <text:p text:style-name="P2">Order Placed</text:p>
      <text:p text:style-name="P2">Order Ready <text:span text:style-name="T5">For Shipment</text:span></text:p>
      <text:p text:style-name="P2">Order Shipped</text:p>
      <text:p text:style-name="P2">Order Delive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ospace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4.001cm" fo:margin-bottom="2cm" fo:margin-left="3.5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52:55.965698367</meta:creation-date>
    <dc:date>2017-10-11T12:55:13.842452993</dc:date>
    <meta:editing-duration>PT2H2M3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16" meta:paragraph-count="17" meta:word-count="46" meta:character-count="298" meta:non-whitespace-character-count="268"/>
  </office:meta>
</office:document-meta>
</file>